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1">
      <style:paragraph-properties fo:margin-left="1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IT vs SVN</text:span></text:p>
      <text:p text:style-name="Standard"/>
      <text:p text:style-name="Standard">Git:</text:p>
      <text:p text:style-name="Standard">Distributed: Every developer has a complete copy of the repository.</text:p>
      <text:p text:style-name="Standard">Branching &amp; Merging: Lightweight, supports multiple concurrent branches easily.</text:p>
      <text:p text:style-name="Standard">Performance: Generally faster, especially for branching and merging.</text:p>
      <text:p text:style-name="Standard">Workflow: Flexible, various workflows supported (Gitflow, GitHub flow, etc.).</text:p>
      <text:p text:style-name="Standard">Offline Work: Entire repository available locally, supports offline work.</text:p>
      <text:p text:style-name="Standard"/>
      <text:p text:style-name="Standard">SVN (Subversion):</text:p>
      <text:p text:style-name="Standard">Centralized: Follows a centralized model with a single repository.</text:p>
      <text:p text:style-name="Standard">Branching &amp; Merging: Branches are more resource-intensive, merging can be complex.</text:p>
      <text:p text:style-name="Standard">Performance: Slower in some operations, especially with larger repositories.</text:p>
      <text:p text:style-name="Standard">Workflow: Tends to have a more structured workflow.</text:p>
      <text:p text:style-name="Standard">Offline Work: Requires a network connection for most operations.</text:p>
      <text:p text:style-name="Standard"/>
      <text:p text:style-name="Standard"/>
      <text:p text:style-name="Standard"><text:span text:style-name="T1">Bugzilla vs Jira</text:span></text:p>
      <text:p text:style-name="Standard">Bugzilla:</text:p>
      <text:p text:style-name="Standard"/>
      <text:p text:style-name="Standard"><text:soft-page-break/>Focus: Primarily a bug tracking tool.</text:p>
      <text:p text:style-name="Standard">Customization: Offers decent customization but can be complex to configure.</text:p>
      <text:p text:style-name="Standard">User Interface: Less intuitive interface compared to newer tools.</text:p>
      <text:p text:style-name="Standard">Community: Open-source with a strong community but lacks some modern features.</text:p>
      <text:p text:style-name="Standard">Integration: Limited integrations compared to newer tools.</text:p>
      <text:p text:style-name="Standard">Jira:</text:p>
      <text:p text:style-name="Standard"/>
      <text:p text:style-name="Standard">Focus: Versatile project management tool covering bug tracking and more.</text:p>
      <text:p text:style-name="Standard">Customization: Highly customizable with extensive flexibility for different workflows.</text:p>
      <text:p text:style-name="Standard">User Interface: More user-friendly and modern interface.</text:p>
      <text:p text:style-name="Standard">Community: Strong user base with continuous updates and extensive add-ons.</text:p>
      <text:p text:style-name="Standard">Integration: Offers a wide range of integrations and plugins, allowing seamless connectivity with various tools and platforms.</text:p>
      <text:p text:style-name="Standard"/>
      <text:p text:style-name="Standard">regarding how bug tracking improves code quality:</text:p>
      <text:p text:style-name="Standard"/>
      <text:p text:style-name="Standard">Centralized Issue Management: Bug tracking tools offer a central location to report, track, and manage bugs, ensuring they're not lost or forgotten. This aids in prioritization and resolution.</text:p>
      <text:p text:style-name="Standard"/>
      <text:p text:style-name="Standard">Traceability and Accountability: Each issue is documented, allowing developers to trace the origin of a bug and its resolution. It holds individuals accountable for fixing issues, leading to better code quality.</text:p>
      <text:p text:style-name="Standard"/>
      <text:p text:style-name="Standard">Structured Workflow: Bug tracking tools often provide structured workflows, ensuring proper steps are followed from bug identification to resolution, leading to more systematic bug fixing.</text:p>
      <text:p text:style-name="Standard"/>
      <text:p text:style-name="Standard"><text:soft-page-break/>Collaboration and Communication: These tools facilitate communication among team members, allowing discussions, attachments of code snippets/screenshots, and comments, which ultimately leads to more efficient bug resolution.</text:p>
      <text:p text:style-name="Standard"/>
      <text:p text:style-name="Standard">Continuous Improvement: By tracking and analyzing trends in reported bugs, development teams can identify recurring issues or areas of the codebase that need improvement, leading to continuous enhancement of code quality over time.</text:p>
      <text:p text:style-name="Standard"/>
      <text:p text:style-name="Standard">Joomla</text:p>
      <text:p text:style-name="Standard">Joomla is an open-source content management system (CMS) used for building websites and online applications. It's written in PHP and, like other CMS platforms, helps users manage digital content, such as text, images, videos, and more, without requiring extensive technical knowledge.</text:p>
      <text:p text:style-name="Standard"/>
      <text:p text:style-name="Standard"><text:span text:style-name="T1">Joomla vs Druple</text:span></text:p>
      <text:p text:style-name="P1"/>
      <text:p text:style-name="Standard">Joomla:</text:p>
      <text:p text:style-name="Standard">Ease of Use: More user-friendly and accessible, suitable for smaller to medium-sized websites.</text:p>
      <text:p text:style-name="Standard">Extensions: Offers a good range of extensions for customization.</text:p>
      <text:p text:style-name="Standard">Community: Has a sizable community with decent documentation, making it easier for beginners.</text:p>
      <text:p text:style-name="Standard">Customization: Offers good customization options for various types of websites.</text:p>
      <text:p text:style-name="Standard">Ideal For: Small to medium-sized websites, blogs, and eCommerce sites.</text:p>
      <text:p text:style-name="Standard"/>
      <text:p text:style-name="Standard">Drupal:</text:p>
      <text:p text:style-name="Standard">Flexibility: Highly flexible and scalable, ideal for complex and customizable websites or applications.</text:p>
      <text:p text:style-name="Standard">Customization: Offers extensive customization options, suitable for enterprise-level and highly specific projects.</text:p>
      <text:p text:style-name="Standard">Learning Curve: Has a steeper learning curve due to its complexity and technical requirements.</text:p>
      <text:p text:style-name="Standard">Community: Robust community support but might have fewer beginner-friendly resources compared to Joomla.</text:p>
      <text:p text:style-name="Standard"><text:soft-page-break/>Ideal For: Large and enterprise-level websites requiring high customization and scalability.</text:p>
      <text:p text:style-name="Standard"/>
      <text:p text:style-name="Standard"/>
      <text:p text:style-name="Standard"><text:span text:style-name="T1">RPM</text:span></text:p>
      <text:p text:style-name="Standard">The RPM Package Manager (RPM) is a powerful package management system used primarily in Linux distributions. It's designed to simplify software installation, upgrading, removal, and management on Linux systems.</text:p>
      <text:p text:style-name="Standard"/>
      <text:p text:style-name="Standard"/>
      <text:p text:style-name="Standard"><text:span text:style-name="T1">RPM vs DEB</text:span></text:p>
      <text:p text:style-name="Standard">RPM (Red Hat Package Manager):</text:p>
      <text:p text:style-name="Standard"/>
      <text:p text:style-name="Standard">Format: Uses the ".rpm" package format.</text:p>
      <text:p text:style-name="Standard">Distributions: Commonly used in Red Hat-based distributions like Red Hat Enterprise Linux (RHEL), CentOS, Fedora, and others.</text:p>
      <text:p text:style-name="Standard">Package Management Tools: Utilizes tools like rpm, YUM (Yellowdog Updater, Modified), and DNF (Dandified YUM).</text:p>
      <text:p text:style-name="Standard">Dependency Resolution: Handles dependencies during installation, ensuring required libraries and components are present for proper software functioning.</text:p>
      <text:p text:style-name="Standard">Packaging: Allows developers to create packages using .spec files and tools like rpmbuild.</text:p>
      <text:p text:style-name="Standard"/>
      <text:p text:style-name="Standard">DEB:</text:p>
      <text:p text:style-name="Standard">Format: Uses the ".deb" package format.</text:p>
      <text:p text:style-name="Standard">Distributions: Primarily used in Debian-based distributions such as Debian, Ubuntu, Linux Mint, and others.</text:p>
      <text:p text:style-name="Standard">Package Management Tools: Utilizes tools like dpkg for low-level package management and APT (Advanced Package Tool), including apt-get and aptitude, for higher-level package management.</text:p>
      <text:p text:style-name="Standard">Dependency Resolution: Also handles dependencies during installation to ensure software functions correctly.</text:p>
      <text:p text:style-name="Standard"><text:soft-page-break/>Packaging: Developers use tools like dpkg-deb to create .deb packages, often writing package control files (control) to specify details like dependencies, versions, and descriptions.</text:p>
      <text:p text:style-name="Standard"/>
      <text:p text:style-name="Standard"/>
      <text:p text:style-name="Standard"><text:span text:style-name="T1">SONAR vs Jira</text:span></text:p>
      <text:p text:style-name="Standard">SONAR:</text:p>
      <text:p text:style-name="Standard"/>
      <text:p text:style-name="Standard">Focus: SONAR, or SonarQube, is a platform used for continuous code quality inspection and static analysis. It evaluates code for bugs, vulnerabilities, code smells, and technical debt, helping maintain high code quality standards.</text:p>
      <text:p text:style-name="Standard">Features: Provides detailed reports on code issues, complexity, duplication, and test coverage, allowing developers to identify and fix problems early in the development process.</text:p>
      <text:p text:style-name="Standard">Integration: Integrates with various build tools and IDEs, supporting continuous integration and facilitating code quality checks at every stage of development.</text:p>
      <text:p text:style-name="Standard">Usage: Mainly used by development teams and quality assurance to improve code quality, maintainability, and security.</text:p>
      <text:p text:style-name="Standard">Jira:</text:p>
      <text:p text:style-name="Standard"/>
      <text:p text:style-name="Standard">Focus: Jira is primarily a project management and issue tracking tool used to manage tasks, projects, and workflows.</text:p>
      <text:p text:style-name="Standard">Features: Offers features for task management, issue tracking, sprint planning, and project management, enabling teams to organize work, track progress, and collaborate efficiently.</text:p>
      <text:p text:style-name="Standard">Customization: Highly customizable, allowing teams to create custom workflows, issue types, and fields to suit their specific needs.</text:p>
      <text:p text:style-name="Standard">Usage: Widely used by development teams, product managers, and other stakeholders for project planning, tracking, and collaboration.</text:p>
      <text:p text:style-name="Standard"/>
      <text:p text:style-name="Standard"/>
      <text:p text:style-name="Standard"><text:span text:style-name="T1">YouTrack</text:span></text:p>
      <text:p text:style-name="Standard">YouTrack is a project management and issue tracking tool developed by JetBrains, known for its integrated development environments (IDEs) like IntelliJ IDEA and PyCharm</text:p>
      <text:p text:style-name="Standard">YouTrack:</text:p>
      <text:p text:style-name="Standard"><text:soft-page-break/></text:p>
      <text:p text:style-name="Standard">Customization: Highly customizable with extensive options for workflows, issue types, and fields, allowing teams to adapt it to their specific needs.</text:p>
      <text:p text:style-name="Standard">Agile Management: Provides agile boards, sprint planning, backlog management, and Kanban boards for efficient project management.</text:p>
      <text:p text:style-name="Standard">Integration: Integrates with various JetBrains IDEs and VCS, offering seamless connectivity within the development ecosystem.</text:p>
      <text:p text:style-name="Standard">Collaboration: Facilitates team collaboration with features like mentions, notifications, and integrated team chat (via JetBrains Space).</text:p>
      <text:p text:style-name="Standard">Deployment: Available in both cloud-based and self-hosted versions, offering deployment flexibility.</text:p>
      <text:p text:style-name="Standard">Cost: Offers free plans for small teams and startups, scaling pricing based on the number of users and features.</text:p>
      <text:p text:style-name="Standard">Jira:</text:p>
      <text:p text:style-name="Standard"/>
      <text:p text:style-name="Standard">Customization: Highly customizable with options for workflows, issue types, and fields, allowing teams to tailor it to their specific processes.</text:p>
      <text:p text:style-name="Standard">Agile Management: Provides comprehensive agile project management features, including scrum boards, Kanban boards, backlog management, and sprint planning.</text:p>
      <text:p text:style-name="Standard">Integration: Offers a wide range of integrations with various development tools, third-party apps, and plugins to extend functionality.</text:p>
      <text:p text:style-name="Standard">Collaboration: Provides robust collaboration features, including mentions, notifications, and real-time communication via Jira Software's issue comments.</text:p>
      <text:p text:style-name="Standard">Deployment: Available in cloud-based, self-hosted (Jira Server), and data center versions, offering deployment options based on team preferences.</text:p>
      <text:p text:style-name="Standard">Cost: Pricing is based on users and features, with different plans catering to various team sizes and needs.</text:p>
      <text:p text:style-name="Standard"/>
      <text:p text:style-name="Standard"/>
      <text:p text:style-name="Standard"><text:span text:style-name="T1">MediaWiki</text:span></text:p>
      <text:p text:style-name="Standard">MediaWiki is a free and open-source wiki software widely known for being the software behind Wikipedia. </text:p>
      <text:p text:style-name="Standard">MediaWiki:</text:p>
      <text:p text:style-name="Standard"/>
      <text:p text:style-name="Standard"><text:soft-page-break/>Focus: Primarily designed for creating collaborative wikis and knowledge bases.</text:p>
      <text:p text:style-name="Standard">Collaborative Editing: Emphasizes collaborative content creation and editing by multiple users.</text:p>
      <text:p text:style-name="Standard">Content Structure: Offers robust tools for organizing content through categories, tags, and linking between pages.</text:p>
      <text:p text:style-name="Standard">Revision Control: Tracks changes made to pages, allowing users to review edits and revert to previous versions if needed.</text:p>
      <text:p text:style-name="Standard">Multilingual Support: Provides support for multilingual content and internationalization.</text:p>
      <text:p text:style-name="Standard">Use Cases: Ideal for knowledge-sharing platforms, wikis, documentation hubs, and collaborative content creation.</text:p>
      <text:p text:style-name="Standard">Drupal:</text:p>
      <text:p text:style-name="Standard"/>
      <text:p text:style-name="Standard">Focus: A versatile content management framework suitable for a wide range of websites and applications.</text:p>
      <text:p text:style-name="Standard">Customization: Highly customizable with a vast ecosystem of modules and themes, allowing tailored solutions for various needs.</text:p>
      <text:p text:style-name="Standard">Content Management: Offers robust content management features for creating, organizing, and displaying various types of content.</text:p>
      <text:p text:style-name="Standard">User Management: Provides extensive user and access control features, suitable for complex permission structures.</text:p>
      <text:p text:style-name="Standard">Multilingual Support: Offers multilingual support and localization capabilities.</text:p>
      <text:p text:style-name="Standard">Use Cases: Widely used for websites, blogs, forums, e-commerce, and various web applications.</text:p>
      <text:p text:style-name="Standard"/>
      <text:p text:style-name="Standard"><text:span text:style-name="T1">FTP</text:span></text:p>
      <text:p text:style-name="Standard">FTP, or File Transfer Protocol, is a standard network protocol used for transferring files from one host to another over a TCP-based network, such as the internet.</text:p>
      <text:p text:style-name="Standard">FTP Configuration:</text:p>
      <text:p text:style-name="Standard"/>
      <text:p text:style-name="Standard">1. Choose an FTP Server Software:</text:p>
      <text:p text:style-name="Standard"/>
      <text:p text:style-name="Standard"><text:soft-page-break/>Select and install FTP server software such as vsftpd (Very Secure FTP Daemon) for Linux, FileZilla Server for Windows, or other alternatives based on your operating system and requirements.</text:p>
      <text:p text:style-name="Standard">2. Install and Configure the FTP Server:</text:p>
      <text:p text:style-name="Standard"/>
      <text:p text:style-name="Standard">Install the chosen FTP server software and follow the provided instructions for basic configuration.</text:p>
      <text:p text:style-name="Standard">Configure server settings such as port numbers, access permissions, user authentication methods (like usernames/passwords or SSH keys), and security options.</text:p>
      <text:p text:style-name="Standard">3. Set Up User Accounts:</text:p>
      <text:p text:style-name="Standard"/>
      <text:p text:style-name="Standard">Create user accounts on the FTP server to allow access to specific directories.</text:p>
      <text:p text:style-name="Standard">Define user permissions (read-only, write, or specific directory access) based on security and access requirements.</text:p>
      <text:p text:style-name="Standard">4. Configure Firewall and Network Settings:</text:p>
      <text:p text:style-name="Standard"/>
      <text:p text:style-name="Standard">Ensure that the FTP server's ports (usually port 21 for control connections and a range of ports for data connections) are open in the firewall to allow incoming connections.</text:p>
      <text:p text:style-name="Standard">Configure any network-specific settings, including IP addresses, passive/active mode, and encryption settings (if required).</text:p>
      <text:p text:style-name="Standard"/>
      <text:p text:style-name="Standard">6. Test the FTP Server:</text:p>
      <text:p text:style-name="Standard"/>
      <text:p text:style-name="Standard">Validate the server configuration by attempting to connect to the FTP server using an FTP client (e.g., FileZilla, WinSCP) and test file upload/download operations.</text:p>
      <text:p text:style-name="Standard"/>
      <text:p text:style-name="Standard"/>
      <text:p text:style-name="Standard"><text:span text:style-name="T1">Telnet</text:span></text:p>
      <text:p text:style-name="Standard">Telnet is a network protocol used to establish a command-line connection to a remote system. It's primarily used for testing connectivity and troubleshooting network services. Configuring Telnet involves setting it up on the server and allowing access through firewalls. Here are the steps for configuring Telnet:</text:p>
      <text:p text:style-name="Standard"><text:soft-page-break/></text:p>
      <text:p text:style-name="Standard">1. Install Telnet Server:</text:p>
      <text:p text:style-name="Standard"/>
      <text:p text:style-name="Standard">For Linux: Install the Telnet server package (e.g., telnetd or telnet-server) using the package manager (e.g., apt, yum).</text:p>
      <text:p text:style-name="Standard">2. Configure Telnet Access:</text:p>
      <text:p text:style-name="Standard">Define Telnet users and permissions. For instance, on Windows, use the local user management tool to grant Telnet access to specific users.</text:p>
      <text:p text:style-name="Standard">On Linux, the Telnet server configuration files (/etc/inetd.conf or /etc/xinetd.d/telnet) may need adjustments for access control and security settings.</text:p>
      <text:p text:style-name="Standard">3. Firewall Configuration:</text:p>
      <text:p text:style-name="Standard"/>
      <text:p text:style-name="Standard">Open the Telnet port (default port is 23) in the firewall to allow incoming connections. Adjust firewall rules accordingly to permit Telnet traffic.</text:p>
      <text:p text:style-name="Standard">4. Enable Remote Desktop Protocol (RDP) or Secure Shell (SSH) Alternative:</text:p>
      <text:p text:style-name="Standard"/>
      <text:p text:style-name="Standard">Consider alternatives like Remote Desktop Protocol (RDP) for Windows or Secure Shell (SSH) for Linux, which offer more secure remote access compared to Telnet.</text:p>
      <text:p text:style-name="Standard">5. Test Telnet Connectivity:</text:p>
      <text:p text:style-name="Standard"/>
      <text:p text:style-name="Standard">Use the Telnet client on another machine to connect to the configured Telnet server. For example:</text:p>
      <text:p text:style-name="Standard">On Windows, open Command Prompt and use the command telnet server_ip.</text:p>
      <text:p text:style-name="Standard">On Linux, use the command telnet server_ip.</text:p>
      <text:p text:style-name="Standard"/>
      <text:p text:style-name="Standard"/>
      <text:p text:style-name="Standard"><text:span text:style-name="T1">NIS/NFS</text:span></text:p>
      <text:p text:style-name="Standard"><text:soft-page-break/></text:p>
      <text:p text:style-name="Standard">NIS (Network Information Service) and NFS (Network File System) are both Unix/Linux-based networking services that facilitate centralized user authentication and file sharing across multiple systems in a network. Here are steps to configure them:</text:p>
      <text:p text:style-name="Standard"/>
      <text:p text:style-name="Standard">NIS Configuration:</text:p>
      <text:p text:style-name="Standard"/>
      <text:p text:style-name="Standard">1. Server Configuration:</text:p>
      <text:p text:style-name="Standard"/>
      <text:p text:style-name="Standard">Install the NIS server package on the server system.</text:p>
      <text:p text:style-name="Standard">Configure the NIS domain by editing the /etc/defaultdomain file and specifying the domain name.</text:p>
      <text:p text:style-name="Standard">Edit the /etc/ypserv.conf and /etc/yp.conf files to configure server settings and domain information.</text:p>
      <text:p text:style-name="Standard">2. User and Group Configuration:</text:p>
      <text:p text:style-name="Standard"/>
      <text:p text:style-name="Standard">Add users and groups to the NIS database. Use commands like useradd, groupadd, and passwd to create and manage user accounts and passwords.</text:p>
      <text:p text:style-name="Standard">3. Start and Enable NIS Services:</text:p>
      <text:p text:style-name="Standard"/>
      <text:p text:style-name="Standard">Start the NIS server daemon (ypserv) and make sure it runs at boot time.</text:p>
      <text:p text:style-name="Standard">Restart or reload the NIS server to apply the changes.</text:p>
      <text:p text:style-name="Standard">4. Client Configuration:</text:p>
      <text:p text:style-name="Standard"/>
      <text:p text:style-name="Standard">Install NIS client packages on the client machines.</text:p>
      <text:p text:style-name="Standard">Edit /etc/yp.conf and add the server's domain name and server IP address.</text:p>
      <text:p text:style-name="Standard"><text:soft-page-break/>Update /etc/nsswitch.conf to include nis in the relevant lines for user, group, and password databases.</text:p>
      <text:p text:style-name="Standard"/>
      <text:p text:style-name="Standard"/>
      <text:p text:style-name="Standard">NFS Configuration:</text:p>
      <text:p text:style-name="Standard"/>
      <text:p text:style-name="Standard">1. Server Configuration:</text:p>
      <text:p text:style-name="Standard"/>
      <text:p text:style-name="Standard">Install the NFS server package on the server system.</text:p>
      <text:p text:style-name="Standard">Create directories that will be shared via NFS. Edit the /etc/exports file to specify the directories and access permissions for client machines.</text:p>
      <text:p text:style-name="Standard">Define the permissions and access options for each shared directory.</text:p>
      <text:p text:style-name="Standard">2. Start and Enable NFS Services:</text:p>
      <text:p text:style-name="Standard"/>
      <text:p text:style-name="Standard">Start the NFS server daemon (nfsd) and related services (rpcbind, nfslock) and enable them to start at boot time.</text:p>
      <text:p text:style-name="Standard">3. Client Configuration:</text:p>
      <text:p text:style-name="Standard"/>
      <text:p text:style-name="Standard">Install NFS client packages on the client machines.</text:p>
      <text:p text:style-name="Standard">Create mount points for the shared directories on the client system.</text:p>
      <text:p text:style-name="Standard">Use the mount command or update /etc/fstab to mount the NFS shares from the server.</text:p>
      <text:p text:style-name="Standard">4. Permissions and Security:</text:p>
      <text:p text:style-name="Standard"/>
      <text:p text:style-name="Standard">Configure appropriate file permissions and access control lists (ACLs) on shared directories to control access from client machines.</text:p>
      <text:p text:style-name="Standard"><text:soft-page-break/>Consider using NFSv4 or secure NFS configurations for encrypted communication and enhanced security.</text:p>
      <text:p text:style-name="Standard"/>
      <text:p text:style-name="Standard"/>
      <text:p text:style-name="Standard"><text:span text:style-name="T1">Docker </text:span></text:p>
      <text:p text:style-name="P1"/>
      <text:p text:style-name="Standard">Docker is an open-source platform used to create, deploy, and manage applications within containers. Containers are lightweight, portable, and self-sufficient units that encapsulate an application along with its dependencies, libraries, and configuration files needed to run reliably across different environments.</text:p>
      <text:p text:style-name="Standard"/>
      <text:p text:style-name="Standard">Key Components of Docker:</text:p>
      <text:p text:style-name="Standard"/>
      <text:list xml:id="list481388925" text:style-name="WWNum1">
        <text:list-item>
          <text:p text:style-name="P2">Docker Engine: The core of Docker, responsible for creating and running containers. It consists of:</text:p>
          <text:list>
            <text:list-item>
              <text:p text:style-name="P3">Docker Daemon: Manages Docker objects like images, containers, networks, and storage.</text:p>
            </text:list-item>
            <text:list-item>
              <text:p text:style-name="P3">Docker CLI: Command-line interface used to interact with the Docker Daemon.</text:p>
            </text:list-item>
          </text:list>
        </text:list-item>
        <text:list-item>
          <text:p text:style-name="P2">Images: Templates used to create containers. An image includes everything needed to run an application: code, runtime, system tools, libraries, and settings. Images are built from Dockerfiles, which specify the steps needed to create the image.</text:p>
        </text:list-item>
      </text:list>
      <text:p text:style-name="P4"/>
      <text:list xml:id="list185411765025730" text:continue-numbering="true" text:style-name="WWNum1">
        <text:list-item>
          <text:p text:style-name="P2">Containers: Instances of Docker images. Containers run isolated from each other and the host system, providing consistency in different environments while sharing the host machine's kernel.</text:p>
        </text:list-item>
      </text:list>
      <text:p text:style-name="P4"/>
      <text:list xml:id="list185410681056444" text:continue-numbering="true" text:style-name="WWNum1">
        <text:list-item>
          <text:p text:style-name="P2">Docker Hub: A public registry that hosts thousands of pre-built Docker images, allowing users to share, pull, and push images. It's a centralized repository for both official and community-contributed Docker imag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75" meta:word-count="2213" meta:character-count="15841" meta:non-whitespace-character-count="13807"/>
    <meta:generator>LibreOfficeDev/6.0.5.2$Linux_X86_64 LibreOffice_project/</meta:generator>
  </office:meta>
</office:document-meta>
</file>